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dConfiguration.getActionMapping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figuration.getBeanCreation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figuration.setActionMappingStrategy( ActionMappingStrategy actionMapping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dConfiguration.setBeanCreationChain( BeanCreationChain beanCreation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